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rsid="001c37c1" officeooo:paragraph-rsid="001c37c1"/>
    </style:style>
    <style:style style:name="P2" style:family="paragraph" style:parent-style-name="Heading_20_1">
      <style:text-properties officeooo:paragraph-rsid="001c37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ther communication protocols</text:p>
      <text:h text:style-name="P2" text:outline-level="1">Serial pheripheral interface</text:h>
      <text:h text:style-name="P1" text:outline-level="1">Inter integrated circuit</text:h>
      <text:h text:style-name="Heading_20_1" text:outline-level="1">UAR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2:57:43.433454985</meta:creation-date>
    <dc:date>2018-03-28T22:28:32.423594880</dc:date>
    <meta:editing-duration>PT20M34S</meta:editing-duration>
    <meta:editing-cycles>9</meta:editing-cycles>
    <meta:generator>LibreOffice/5.4.5.1$Linux_X86_64 LibreOffice_project/40m0$Build-1</meta:generator>
    <meta:document-statistic meta:table-count="0" meta:image-count="0" meta:object-count="0" meta:page-count="1" meta:paragraph-count="4" meta:word-count="10" meta:character-count="85" meta:non-whitespace-character-count="79"/>
  </office:meta>
</office:document-meta>
</file>